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fo:font-style="italic" fo:font-weight="normal" officeooo:rsid="00165578" officeooo:paragraph-rsid="00090b4f" style:font-style-asian="italic" style:font-weight-asian="normal" style:font-weight-complex="normal"/>
    </style:style>
    <style:style style:name="P2" style:family="paragraph" style:parent-style-name="Standard">
      <style:text-properties fo:color="#000000" fo:font-style="italic" officeooo:paragraph-rsid="00090b4f" style:font-style-asian="italic"/>
    </style:style>
    <style:style style:name="T1" style:family="text">
      <style:text-properties style:font-name="Calibri" fo:font-size="11pt" style:text-underline-style="solid" style:text-underline-width="auto" style:text-underline-color="font-color" officeooo:rsid="004ecf5f" fo:background-color="#ffffff" style:font-size-asian="11pt" style:font-name-complex="Arial1" style:font-size-complex="11pt"/>
    </style:style>
    <style:style style:name="T2" style:family="text">
      <style:text-properties style:font-name="Calibri" fo:font-size="11pt" officeooo:rsid="004ecf5f" fo:background-color="#ffffff" style:font-size-asian="11pt" style:font-name-complex="Arial1" style:font-size-complex="11pt"/>
    </style:style>
    <style:style style:name="T3" style:family="text">
      <style:text-properties style:font-name="Calibri" fo:font-size="11pt" officeooo:rsid="003125e3" fo:background-color="#ffffff" style:font-size-asian="11pt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wo –choice Plate Assay</text:p>
      <text:p text:style-name="P1"><text:span text:style-name="T1">Methods:</text:span><text:span text:style-name="T2"> </text:span><text:span text:style-name="T3">Following an 18 h starvation period, vials were inverted and flies were gently tapped through a clean white plastic funnel into 84 x 59 mm clear polystyrene MiniTrays (Nalge Nunc, ) though a 1cm diam port in the tray lids. <text:s/>Ports were immediately plugged with white cotton, and the trays were inverted and placed in the dark at 25°C and 70% RH. <text:s/>In two – way choice tests described by Montell (2009), we paired 1mM sucrose with either filtered water, 10mM, 100mM, or 500mM NaCl. <text:s/>Tastants were mixed in 1% fly agar, and either Brilliant blue (0.125mg/mL final w/v) or Sulforhodamine B (0.2mg/mL final w/v) dye powder was added. <text:s text:c="2"/>Ten μL aliquots of each tastant were pipetted into alternating wells of the 72-well MiniTray. <text:s/>Tests ran for 2 h, at which point the flies were sacrificed by freezing at -20°C. <text:s/>Fly abdomens were subsequently examined under a dissecting scope for the presence of the dyes. <text:s/>Flies were scored as 1) salt- (or agar-) fed, 2) sugar-fed, 3) mixed fed, indicated by purple abdomens, 4) or unfed. <text:s/>In cases where feeding was difficult to discern through the exoskeleton, fly midguts were dissected. <text:s text:c="2"/>Six replicate tests of each pair of tastants were conducted with both mutant and wild-type flies from each background. <text:s/>In replicate tests, dyes were alternated such that each tastant was paired with each dye 3 tim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an </meta:initial-creator>
    <meta:creation-date>2014-10-14T11:29:19</meta:creation-date>
    <dc:date>2014-10-14T11:29:56</dc:date>
    <dc:creator>Megan </dc:creator>
    <meta:editing-duration>P0D</meta:editing-duration>
    <meta:editing-cycles>1</meta:editing-cycles>
    <meta:document-statistic meta:table-count="0" meta:image-count="0" meta:object-count="0" meta:page-count="1" meta:paragraph-count="2" meta:word-count="232" meta:character-count="1375" meta:non-whitespace-character-count="1132"/>
    <meta:generator>LibreOffice/3.6$Linux_X86_64 LibreOffice_project/360m1$Build-2</meta:generator>
  </office:meta>
</office:document-meta>
</file>